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846in"/>
    </style:style>
    <style:style style:name="co2" style:family="table-column">
      <style:table-column-properties fo:break-before="auto" style:column-width="1.702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1.868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Example</text:p>
          </table:table-cell>
          <table:table-cell table:style-name="ce1" office:value-type="string">
            <text:p>Value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Site name</text:p>
          </table:table-cell>
          <table:table-cell office:value-type="string">
            <text:p>string</text:p>
          </table:table-cell>
          <table:table-cell table:number-columns-repeated="2" office:value-type="string">
            <text:p>Joe Smith's site</text:p>
          </table:table-cell>
          <table:table-cell table:number-columns-repeated="1020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cimal degrees</text:p>
          </table:table-cell>
          <table:table-cell table:number-columns-repeated="2" office:value-type="float" office:value="123.456">
            <text:p>123.456</text:p>
          </table:table-cell>
          <table:table-cell table:number-columns-repeated="1020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cimal degrees</text:p>
          </table:table-cell>
          <table:table-cell table:number-columns-repeated="2" office:value-type="float" office:value="-67.891">
            <text:p>-67.891</text:p>
          </table:table-cell>
          <table:table-cell table:number-columns-repeated="1020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2" office:value-type="string">
            <text:p>The big rock</text:p>
          </table:table-cell>
          <table:table-cell table:number-columns-repeated="1020"/>
        </table:table-row>
        <table:table-row table:style-name="ro2">
          <table:table-cell office:value-type="string">
            <text:p>Altitude</text:p>
          </table:table-cell>
          <table:table-cell office:value-type="string">
            <text:p>meters above sea level</text:p>
          </table:table-cell>
          <table:table-cell table:number-columns-repeated="2" office:value-type="float" office:value="1000">
            <text:p>1000</text:p>
          </table:table-cell>
          <table:table-cell table:number-columns-repeated="1020"/>
        </table:table-row>
        <table:table-row table:style-name="ro2">
          <table:table-cell office:value-type="string">
            <text:p>Tower height</text:p>
          </table:table-cell>
          <table:table-cell office:value-type="string">
            <text:p>meters</text:p>
          </table:table-cell>
          <table:table-cell table:number-columns-repeated="2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office:value-type="string">
            <text:p>swept area</text:p>
          </table:table-cell>
          <table:table-cell office:value-type="string">
            <text:p>square meters</text:p>
          </table:table-cell>
          <table:table-cell table:number-columns-repeated="2" office:value-type="float" office:value="18">
            <text:p>18</text:p>
          </table:table-cell>
          <table:table-cell table:number-columns-repeated="1020"/>
        </table:table-row>
        <table:table-row table:style-name="ro2">
          <table:table-cell office:value-type="string">
            <text:p>Efficiency</text:p>
          </table:table-cell>
          <table:table-cell office:value-type="string">
            <text:p>decimal fraction</text:p>
          </table:table-cell>
          <table:table-cell table:number-columns-repeated="2" office:value-type="float" office:value="0.21">
            <text:p>0.21</text:p>
          </table:table-cell>
          <table:table-cell table:number-columns-repeated="1020"/>
        </table:table-row>
        <table:table-row table:style-name="ro2">
          <table:table-cell office:value-type="string">
            <text:p>Electricity value</text:p>
          </table:table-cell>
          <table:table-cell office:value-type="string">
            <text:p>cents per kw-hr</text:p>
          </table:table-cell>
          <table:table-cell table:number-columns-repeated="2" office:value-type="float" office:value="15">
            <text:p>15</text:p>
          </table:table-cell>
          <table:table-cell table:number-columns-repeated="1020"/>
        </table:table-row>
        <table:table-row table:style-name="ro2">
          <table:table-cell office:value-type="string">
            <text:p>Cut-in speed</text:p>
          </table:table-cell>
          <table:table-cell office:value-type="string">
            <text:p>meters per sec</text:p>
          </table:table-cell>
          <table:table-cell table:number-columns-repeated="2" office:value-type="float" office:value="3.1">
            <text:p>3.1</text:p>
          </table:table-cell>
          <table:table-cell table:number-columns-repeated="1020"/>
        </table:table-row>
        <table:table-row table:style-name="ro2">
          <table:table-cell office:value-type="string">
            <text:p>Cut-out speed</text:p>
          </table:table-cell>
          <table:table-cell office:value-type="string">
            <text:p>meters per sec</text:p>
          </table:table-cell>
          <table:table-cell table:number-columns-repeated="2" office:value-type="float" office:value="16.9">
            <text:p>16.9</text:p>
          </table:table-cell>
          <table:table-cell table:number-columns-repeated="1020"/>
        </table:table-row>
        <table:table-row table:style-name="ro3">
          <table:table-cell office:value-type="string">
            <text:p>Survival speed</text:p>
          </table:table-cell>
          <table:table-cell office:value-type="string">
            <text:p>methers per sec</text:p>
          </table:table-cell>
          <table:table-cell table:number-columns-repeated="2" office:value-type="float" office:value="45">
            <text:p>45</text:p>
          </table:table-cell>
          <table:table-cell table:number-columns-repeated="1020"/>
        </table:table-row>
        <table:table-row table:style-name="ro2">
          <table:table-cell office:value-type="string">
            <text:p>Seasonal adjustment</text:p>
          </table:table-cell>
          <table:table-cell office:value-type="string">
            <text:p>plus or minus fraction</text:p>
          </table:table-cell>
          <table:table-cell table:number-columns-repeated="2" office:value-type="float" office:value="-0.15">
            <text:p>-0.15</text:p>
          </table:table-cell>
          <table:table-cell table:number-columns-repeated="1020"/>
        </table:table-row>
        <table:table-row table:style-name="ro2">
          <table:table-cell office:value-type="string">
            <text:p>Max generator power</text:p>
          </table:table-cell>
          <table:table-cell office:value-type="string">
            <text:p>watts</text:p>
          </table:table-cell>
          <table:table-cell table:number-columns-repeated="2" office:value-type="float" office:value="9000">
            <text:p>9000</text:p>
          </table:table-cell>
          <table:table-cell table:number-columns-repeated="1020"/>
        </table:table-row>
        <table:table-row table:style-name="ro2">
          <table:table-cell office:value-type="string">
            <text:p>Subsidy</text:p>
          </table:table-cell>
          <table:table-cell office:value-type="string">
            <text:p>cents per kw-hr</text:p>
          </table:table-cell>
          <table:table-cell table:number-columns-repeated="2" office:value-type="float" office:value="2.5">
            <text:p>2.5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06/29/2011</text:date>, <text:time>17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to </meta:initial-creator>
    <meta:creation-date>2011-06-29T17:02:56</meta:creation-date>
    <dc:date>2011-06-29T17:17:31</dc:date>
    <dc:creator>beto </dc:creator>
    <meta:editing-duration>PT14M35S</meta:editing-duration>
    <meta:editing-cycles>1</meta:editing-cycles>
    <meta:document-statistic meta:table-count="3" meta:cell-count="64" meta:object-count="0"/>
    <meta:generator>LibreOffice/3.3$Unix LibreOffice_project/330m19$Build-202</meta:generator>
  </office:meta>
</office:document-meta>
</file>